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style:style style:name="T1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oft-page-break/><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z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text:span text:style-name="T11"> innego Sapiehy</text:span>,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text:span></text:p>
      <text:p text:style-name="Text_20_body"><text:span text:style-name="T3">Sapiehowie opowiadaj</text:span><text:span text:style-name="T6">ą</text:span><text:span text:style-name="T3"> si</text:span><text:span text:style-name="T6">ę</text:span><text:span text:style-name="T3"> za kr</text:span><text:span text:style-name="T6">ó</text:span><text:span text:style-name="T3">lem</text:span></text:p>
      <text:p text:style-name="P8"><text:s/>Dumny hetman, wojskowy wódz nienajgorszy, lecz dyplomata kiepski, ,</text:p>
      <text:p text:style-name="P8">Podpisanie konfederacji, niewielkie poparcie szlachty.</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text:soft-page-break/>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8T09:41:27.44</dc:date>
    <meta:editing-cycles>834</meta:editing-cycles>
    <meta:editing-duration>P1DT19H52M13S</meta:editing-duration>
    <meta:document-statistic meta:table-count="0" meta:image-count="0" meta:object-count="0" meta:page-count="14" meta:paragraph-count="135" meta:word-count="6441" meta:character-count="4354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